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Calibri" fo:font-size="13pt" fo:font-weight="bold" officeooo:rsid="000948ff" officeooo:paragraph-rsid="000948ff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3pt" fo:font-weight="normal" officeooo:rsid="000948ff" officeooo:paragraph-rsid="000948ff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libri" fo:font-size="13pt" fo:font-weight="normal" officeooo:rsid="000948ff" officeooo:paragraph-rsid="00095b11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libri" fo:font-size="13pt" fo:font-weight="normal" officeooo:rsid="00095b11" officeooo:paragraph-rsid="00095b11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libri" fo:font-size="13pt" style:text-underline-style="none" fo:font-weight="normal" officeooo:rsid="000948ff" officeooo:paragraph-rsid="000948ff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Calibri" officeooo:rsid="000948ff" officeooo:paragraph-rsid="000948ff"/>
    </style:style>
    <style:style style:name="P7" style:family="paragraph" style:parent-style-name="Standard">
      <style:paragraph-properties fo:text-align="center" style:justify-single-word="false"/>
      <style:text-properties style:font-name="Calibri" fo:font-size="18pt" fo:font-weight="bold" officeooo:rsid="000948ff" officeooo:paragraph-rsid="000948ff" style:font-size-asian="18pt" style:font-weight-asian="bold" style:font-size-complex="18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Calibri" fo:font-size="13pt" fo:font-weight="normal" officeooo:rsid="000948ff" officeooo:paragraph-rsid="000948ff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Calibri" fo:font-size="13pt" fo:font-weight="normal" officeooo:rsid="000948ff" officeooo:paragraph-rsid="000948ff" style:font-size-asian="13pt" style:font-weight-asian="normal" style:font-size-complex="13pt" style:font-weight-complex="normal"/>
    </style:style>
    <style:style style:name="P10" style:family="paragraph">
      <loext:graphic-properties draw:fill="none" draw:fill-color="#ffffff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officeooo:rsid="00095b11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officeooo:rsid="000965b5"/>
    </style:style>
    <style:style style:name="T5" style:family="text">
      <style:text-properties officeooo:rsid="000965b5"/>
    </style:style>
    <style:style style:name="T6" style:family="text">
      <style:text-properties fo:color="#3333ff" style:text-underline-style="solid" style:text-underline-width="auto" style:text-underline-color="font-color"/>
    </style:style>
    <style:style style:name="T7" style:family="text">
      <style:text-properties fo:color="#3333ff" style:text-underline-style="solid" style:text-underline-width="auto" style:text-underline-color="font-color" officeooo:rsid="000965b5"/>
    </style:style>
    <style:style style:name="T8" style:family="text">
      <style:text-properties fo:color="#3333ff" style:text-underline-style="solid" style:text-underline-width="auto" style:text-underline-color="font-color" officeooo:rsid="00095b11"/>
    </style:style>
    <style:style style:name="T9" style:family="text">
      <style:text-properties officeooo:rsid="000a2b96"/>
    </style:style>
    <style:style style:name="T10" style:family="text">
      <style:text-properties officeooo:rsid="000ba97e"/>
    </style:style>
    <style:style style:name="gr1" style:family="graphic">
      <style:graphic-properties draw:stroke="none" svg:stroke-color="#000000" draw:fill="none" draw:fill-color="#ffffff" fo:min-height="1.13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text:anchor-type="paragraph" draw:z-index="0" draw:name="Forme1" draw:style-name="gr1" draw:text-style-name="P10" svg:width="4.499cm" svg:height="1.138cm" svg:x="0.046cm" svg:y="0.012cm"><draw:text-box><text:p>BLANCHARD Elliot</text:p><text:p>JEONG Mu Geun</text:p></draw:text-box></draw:frame>PROJET DE BAC ISN</text:p>
      <text:p text:style-name="P6"/>
      <text:p text:style-name="P1">Cahier des charges</text:p>
      <text:p text:style-name="P7"/>
      <text:p text:style-name="P2"><text:span text:style-name="T1">Objectif principal :</text:span> Créer un jeu de lancer basé sur une simulation physique</text:p>
      <text:p text:style-name="P2"/>
      <text:p text:style-name="P2"><text:tab/>3 aspects :</text:p>
      <text:p text:style-name="P2"/>
      <text:p text:style-name="P3"><text:span text:style-name="T2">Elliot</text:span><text:tab/><text:tab/>- Aspect physique :</text:p>
      <text:p text:style-name="P4"/>
      <text:p text:style-name="P2"><text:tab/><text:tab/><text:tab/><text:span text:style-name="T6">- Trajectoire réaliste (Gravité, forces de frottement, rebonds, etc...)</text:span></text:p>
      <text:p text:style-name="P5"><text:tab/><text:tab/><text:tab/></text:p>
      <text:p text:style-name="P2"><text:tab/><text:tab/><text:tab/><text:span text:style-name="T6">- Combinaison de 2 systèmes de mouvement (cartésien et </text:span><text:span text:style-name="T7">polaire</text:span><text:span text:style-name="T6">)</text:span></text:p>
      <text:p text:style-name="P2"><text:tab/><text:tab/><text:tab/><text:tab/></text:p>
      <text:p text:style-name="P2"><text:tab/><text:tab/><text:tab/><text:tab/>-<text:span text:style-name="T10">Système « cartésien » : décomposition du mouvement en 2 <text:tab/><text:tab/><text:tab/><text:tab/><text:tab/><text:tab/>vecteurs vitesse, X et Y : utile pour les rebonds sur des <text:tab/><text:tab/><text:tab/><text:tab/><text:tab/>surfaces horizontales et verticales</text:span></text:p>
      <text:p text:style-name="P2"><text:tab/><text:tab/><text:tab/><text:tab/></text:p>
      <text:p text:style-name="P2"><text:tab/><text:tab/><text:tab/><text:tab/>-<text:span text:style-name="T10">Système « polaire » : définition du mouvement par 2 valeurs, <text:tab/><text:tab/><text:tab/><text:tab/><text:tab/>vitesse et angle : utile pour les rebonds sur des obstacles <text:tab/><text:tab/><text:tab/><text:tab/><text:tab/>circulaires</text:span></text:p>
      <text:p text:style-name="P2"/>
      <text:p text:style-name="P2"><text:tab/><text:tab/><text:tab/>- Différentes balles avec différentes propriétés physiques</text:p>
      <text:p text:style-name="P2"><text:tab/><text:tab/></text:p>
      <text:p text:style-name="P2"/>
      <text:p text:style-name="P2"><text:span text:style-name="T2">Mu Geun</text:span><text:tab/>- Aspect graphique :</text:p>
      <text:p text:style-name="P2"/>
      <text:p text:style-name="P2"><text:tab/><text:tab/><text:tab/><text:span text:style-name="T3">- Graphismes adaptés au jeu</text:span></text:p>
      <text:p text:style-name="P2"/>
      <text:p text:style-name="P2"><text:tab/><text:tab/><text:tab/><text:span text:style-name="T3">- Interface Homme Machine soignée</text:span></text:p>
      <text:p text:style-name="P2"/>
      <text:p text:style-name="P2"><text:tab/><text:tab/><text:tab/>- Prévisualisation de la trajectoire de la balle</text:p>
      <text:p text:style-name="P2"/>
      <text:p text:style-name="P2"><text:tab/><text:tab/></text:p>
      <text:p text:style-name="P2"><text:tab/><text:tab/>- Aspect jeu :</text:p>
      <text:p text:style-name="P2"/>
      <text:p text:style-name="P2"><text:span text:style-name="T2">Elliot</text:span><text:tab/><text:tab/><text:tab/><text:span text:style-name="T3">- Fonctions de base (recommencer, score, etc...)</text:span></text:p>
      <text:p text:style-name="P2"><text:s/></text:p>
      <text:p text:style-name="P2"><text:span text:style-name="T2">Mu Geun<text:tab/></text:span><text:tab/><text:span text:style-name="T3">- Musique</text:span></text:p>
      <text:p text:style-name="P2"/>
      <text:p text:style-name="P2"><text:tab/><text:tab/><text:tab/>- Différents modes de jeu (viser une cible, multijoueur, etc...)</text:p>
      <text:p text:style-name="P2"/>
      <text:p text:style-name="P2"><text:span text:style-name="T9">Elliot</text:span><text:tab/><text:tab/><text:tab/><text:span text:style-name="T6">- </text:span><text:span text:style-name="T8">Obstacles générés aléatoirement</text:span></text:p>
      <text:p text:style-name="P2"/>
      <text:p text:style-name="P2"><text:tab/><text:tab/><text:tab/>- <text:span text:style-name="T2">Choix de la difficulté</text:span></text:p>
      <text:p text:style-name="P2"><text:soft-page-break/></text:p>
      <text:p text:style-name="P2"><text:span text:style-name="T5">Mu Geun</text:span><text:tab/><text:tab/><text:span text:style-name="T3">- </text:span><text:span text:style-name="T4">Plusieurs « cartes » de jeu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nux Biolinum G" svg:font-family="'Linux Biolinum G'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4T15:01:11.442000000</meta:creation-date>
    <dc:date>2017-03-21T15:24:47.774000000</dc:date>
    <meta:editing-duration>PT22M22S</meta:editing-duration>
    <meta:editing-cycles>2</meta:editing-cycles>
    <meta:generator>LibreOffice/5.1.5.2$Windows_x86 LibreOffice_project/7a864d8825610a8c07cfc3bc01dd4fce6a9447e5</meta:generator>
    <meta:document-statistic meta:table-count="0" meta:image-count="0" meta:object-count="0" meta:page-count="2" meta:paragraph-count="27" meta:word-count="172" meta:character-count="1089" meta:non-whitespace-character-count="859"/>
  </office:meta>
</office:document-meta>
</file>